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012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212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3cm" fo:min-width="0.106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803cm" svg:height="1.049cm" svg:x="9.651cm" svg:y="13.64cm" svg:viewBox="0 0 804 1050" svg:d="M0 1050c51-182 132-304 217-401 78-86 160-153 240-233s164-151 231-282l78-100 38-34">
            <text:p/>
          </draw:path>
          <draw:path draw:style-name="gr1" draw:text-style-name="P1" draw:layer="layout" svg:width="0.757cm" svg:height="1.299cm" svg:x="10.455cm" svg:y="13.64cm" svg:viewBox="0 0 758 1300" svg:d="M0 0c72 161 125 360 196 520s167 242 254 346c84 97 155 229 234 346l74 88">
            <text:p/>
          </draw:path>
          <draw:path draw:style-name="gr1" draw:text-style-name="P1" draw:layer="layout" svg:width="0.819cm" svg:height="1.08cm" svg:x="10.393cm" svg:y="14.903cm" svg:viewBox="0 0 820 1081" svg:d="M0 1081c67-151 157-194 229-354 64-138 157-182 237-274s171-143 229-308l74-96 51-49">
            <text:p/>
          </draw:path>
          <draw:path draw:style-name="gr1" draw:text-style-name="P1" draw:layer="layout" svg:width="0.772cm" svg:height="1.281cm" svg:x="9.644cm" svg:y="14.703cm" svg:viewBox="0 0 773 1282" svg:d="M0 0c92 162 175 346 263 519 76 146 141 321 231 432s189 173 263 331h16">
            <text:p/>
          </draw:path>
          <draw:frame draw:style-name="gr2" draw:text-style-name="P3" draw:layer="layout" svg:width="1.01cm" svg:height="0.624cm" svg:x="10.62cm" svg:y="13.94cm">
            <draw:text-box>
              <text:p text:style-name="P2"><text:span text:style-name="T1">3,5</text:span></text:p>
            </draw:text-box>
          </draw:frame>
          <draw:frame draw:style-name="gr3" draw:text-style-name="P3" draw:layer="layout" svg:width="0.701cm" svg:height="0.624cm" svg:x="10.233cm" svg:y="13.124cm">
            <draw:text-box>
              <text:p text:style-name="P2"><text:span text:style-name="T1">E</text:span></text:p>
            </draw:text-box>
          </draw:frame>
          <draw:frame draw:style-name="gr3" draw:text-style-name="P3" draw:layer="layout" svg:width="0.684cm" svg:height="0.624cm" svg:x="11.107cm" svg:y="14.778cm">
            <draw:text-box>
              <text:p text:style-name="P2"><text:span text:style-name="T1">F</text:span></text:p>
            </draw:text-box>
          </draw:frame>
          <draw:frame draw:style-name="gr4" draw:text-style-name="P3" draw:layer="layout" svg:width="0.219cm" svg:height="0.624cm" svg:x="10.279cm" svg:y="15.97cm">
            <draw:text-box>
              <text:p text:style-name="P2"><text:span text:style-name="T1">G</text:span></text:p>
            </draw:text-box>
          </draw:frame>
          <draw:frame draw:style-name="gr5" draw:text-style-name="P3" draw:layer="layout" svg:width="0.242cm" svg:height="0.624cm" svg:x="9.379cm" svg:y="14.525cm">
            <draw:text-box>
              <text:p text:style-name="P2"><text:span text:style-name="T1">H</text:span></text:p>
            </draw:text-box>
          </draw:frame>
          <draw:path draw:style-name="gr1" draw:text-style-name="P1" draw:layer="layout" svg:width="1.523cm" svg:height="0.17cm" svg:x="9.644cm" svg:y="14.73cm" svg:viewBox="0 0 1524 171" svg:d="M0 0c148 95 332 72 497 79s325-15 484 30c148 44 308 55 465 48l78 14">
            <text:p/>
          </draw:path>
          <draw:frame draw:style-name="gr2" draw:text-style-name="P3" draw:layer="layout" svg:width="1.01cm" svg:height="0.624cm" svg:x="9.937cm" svg:y="14.309cm">
            <draw:text-box>
              <text:p text:style-name="P2"><text:span text:style-name="T1">2,4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19:18.730325854</meta:creation-date>
    <dc:date>2018-03-12T12:20:07.465916701</dc:date>
    <meta:editing-duration>PT49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